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E4E6C0C12FD760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27cm, 15.98cm, 25.427cm, 5.94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496cm" svg:height="23.5cm" svg:x="0.991cm" svg:y="2.691cm">
          <draw:image xlink:href="Pictures/10000000000005E8000007E00E4E6C0C12FD760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7T14:36:39.338506365</dc:date>
    <meta:editing-duration>PT3M35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